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dash" draw:stroke-dash="Fine_20_Dashed" draw:textarea-vertical-align="middle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239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3" style:family="paragraph">
      <style:paragraph-properties fo:margin-left="0cm" fo:margin-right="0cm" fo:text-align="center" fo:text-indent="0cm"/>
      <style:text-properties fo:font-size="12pt" style:font-size-asian="12pt" style:font-size-complex="12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12pt" style:font-size-asian="12pt" style:font-size-complex="12pt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text-indent="0cm"/>
      <style:text-properties fo:font-size="12pt" style:font-size-asian="12pt" style:font-size-complex="12pt"/>
    </style:style>
    <style:style style:name="P8" style:family="paragraph">
      <style:paragraph-properties fo:margin-left="0cm" fo:margin-right="0cm" fo:text-align="center" fo:text-indent="0cm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3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2.7cm" svg:height="0.7cm" svg:x="2.9cm" svg:y="4.8cm">
          <text:p text:style-name="P1"><text:span text:style-name="T1">User</text:span></text:p>
        </draw:rect>
        <draw:ellipse draw:style-name="gr1" draw:text-style-name="P2" draw:layer="layout" svg:width="1.8cm" svg:height="0.8cm" svg:x="1.4cm" svg:y="1cm">
          <text:p text:style-name="P1"><text:span text:style-name="T2">Email</text:span></text:p>
        </draw:ellipse>
        <draw:ellipse draw:style-name="gr1" draw:text-style-name="P3" draw:layer="layout" svg:width="2.3cm" svg:height="0.9cm" svg:x="6cm" svg:y="1cm">
          <text:p text:style-name="P1"><text:span text:style-name="T1">Password</text:span></text:p>
        </draw:ellipse>
        <draw:line draw:style-name="gr2" draw:text-style-name="P1" draw:layer="layout" svg:x1="2.5cm" svg:y1="1.7cm" svg:x2="4.7cm" svg:y2="4.8cm">
          <text:p/>
        </draw:line>
        <draw:line draw:style-name="gr2" draw:text-style-name="P1" draw:layer="layout" svg:x1="6.3cm" svg:y1="1.8cm" svg:x2="5cm" svg:y2="4.8cm">
          <text:p/>
        </draw:line>
        <draw:custom-shape draw:style-name="gr3" draw:text-style-name="P3" draw:layer="layout" svg:width="1.89cm" svg:height="2.238cm" svg:x="11.065cm" svg:y="8.1cm">
          <text:p text:style-name="P1"><text:span text:style-name="T1">Login </text:span></text:p>
          <text:p text:style-name="P1"><text:span text:style-name="T1">a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1" draw:layer="layout" svg:x1="4.7cm" svg:y1="7.7cm" svg:x2="12.1cm" svg:y2="7.7cm">
          <text:p/>
        </draw:line>
        <draw:line draw:style-name="gr2" draw:text-style-name="P1" draw:layer="layout" svg:x1="11.091cm" svg:y1="9.132cm" svg:x2="8.445cm" svg:y2="9.132cm">
          <text:p/>
        </draw:line>
        <draw:line draw:style-name="gr2" draw:text-style-name="P1" draw:layer="layout" svg:x1="12.981cm" svg:y1="9.23cm" svg:x2="16.572cm" svg:y2="9.23cm">
          <text:p/>
        </draw:line>
        <draw:rect draw:style-name="gr1" draw:text-style-name="P3" draw:layer="layout" svg:width="4.391cm" svg:height="1.219cm" svg:x="14.209cm" svg:y="8.4cm">
          <text:p text:style-name="P1"><text:span text:style-name="T1">administrator</text:span></text:p>
        </draw:rect>
        <draw:rect draw:style-name="gr1" draw:text-style-name="P3" draw:layer="layout" svg:width="3.562cm" svg:height="1.168cm" svg:x="6.3cm" svg:y="8.354cm">
          <text:p text:style-name="P1"><text:span text:style-name="T1">shopper</text:span></text:p>
        </draw:rect>
        <draw:ellipse draw:style-name="gr1" draw:text-style-name="P3" draw:layer="layout" svg:width="1.7cm" svg:height="0.8cm" svg:x="9.5cm" svg:y="3.6cm">
          <text:p text:style-name="P1"><text:span text:style-name="T1">year</text:span></text:p>
        </draw:ellipse>
        <draw:ellipse draw:style-name="gr1" draw:text-style-name="P3" draw:layer="layout" svg:width="1.4cm" svg:height="0.8cm" svg:x="9.9cm" svg:y="2.5cm">
          <text:p text:style-name="P1"><text:span text:style-name="T1">month</text:span></text:p>
        </draw:ellipse>
        <draw:ellipse draw:style-name="gr1" draw:text-style-name="P3" draw:layer="layout" svg:width="1.2cm" svg:height="1cm" svg:x="9.4cm" svg:y="1.2cm">
          <text:p text:style-name="P1"><text:span text:style-name="T1">date</text:span></text:p>
        </draw:ellipse>
        <draw:ellipse draw:style-name="gr1" draw:text-style-name="P3" draw:layer="layout" svg:width="2cm" svg:height="1.5cm" svg:x="7cm" svg:y="2.2cm">
          <text:p text:style-name="P1"><text:span text:style-name="T1">Dob</text:span></text:p>
        </draw:ellipse>
        <draw:line draw:style-name="gr2" draw:text-style-name="P1" draw:layer="layout" svg:x1="5.6cm" svg:y1="4.8cm" svg:x2="7.1cm" svg:y2="3.2cm">
          <text:p/>
        </draw:line>
        <draw:rect draw:style-name="gr1" draw:text-style-name="P3" draw:layer="layout" svg:width="2.4cm" svg:height="0.9cm" svg:x="4.2cm" svg:y="24cm">
          <text:p text:style-name="P1"><text:span text:style-name="T1">Product</text:span></text:p>
        </draw:rect>
        <draw:line draw:style-name="gr2" draw:text-style-name="P1" draw:layer="layout" svg:x1="8.4cm" svg:y1="2.6cm" svg:x2="9.6cm" svg:y2="1.9cm">
          <text:p/>
        </draw:line>
        <draw:line draw:style-name="gr2" draw:text-style-name="P1" draw:layer="layout" svg:x1="9cm" svg:y1="2.9cm" svg:x2="10.1cm" svg:y2="2.9cm">
          <text:p/>
        </draw:line>
        <draw:line draw:style-name="gr2" draw:text-style-name="P1" draw:layer="layout" svg:x1="9cm" svg:y1="3.2cm" svg:x2="9.7cm" svg:y2="3.9cm">
          <text:p/>
        </draw:line>
        <draw:ellipse draw:style-name="gr4" draw:text-style-name="P5" draw:layer="layout" svg:width="1.208cm" svg:height="0.8cm" svg:x="5.992cm" svg:y="5.6cm">
          <text:p text:style-name="P4"><text:span text:style-name="T1">Age</text:span></text:p>
        </draw:ellipse>
        <draw:line draw:style-name="gr2" draw:text-style-name="P1" draw:layer="layout" svg:x1="5.6cm" svg:y1="5.3cm" svg:x2="6.1cm" svg:y2="5.8cm">
          <text:p/>
        </draw:line>
        <draw:custom-shape draw:style-name="gr3" draw:text-style-name="P3" draw:layer="layout" svg:width="2.8cm" svg:height="2.3cm" svg:x="10cm" svg:y="4.1cm">
          <text:p text:style-name="P1"><text:span text:style-name="T1">Has</text:span></text:p>
          <text:p text:style-name="P1"><text:span text:style-name="T1">Addresse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3" draw:layer="layout" svg:width="2.3cm" svg:height="2.2cm" svg:x="4.2cm" svg:y="10.5cm">
          <text:p text:style-name="P1"><text:span text:style-name="T1">Remove</text:span></text:p>
          <text:p text:style-name="P1"><text:span text:style-name="T1">Item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1" draw:text-style-name="P3" draw:layer="layout" svg:width="2.5cm" svg:height="1cm" svg:x="14.7cm" svg:y="4.5cm">
          <text:p text:style-name="P1"><text:span text:style-name="T1">Address</text:span></text:p>
        </draw:rect>
        <draw:ellipse draw:style-name="gr1" draw:text-style-name="P3" draw:layer="layout" svg:width="2.4cm" svg:height="1.2cm" svg:x="0.9cm" svg:y="2.7cm">
          <text:p text:style-name="P1"><text:span text:style-name="T1">Phone no.</text:span></text:p>
        </draw:ellipse>
        <draw:line draw:style-name="gr2" draw:text-style-name="P1" draw:layer="layout" svg:x1="3.6cm" svg:y1="4.8cm" svg:x2="2.7cm" svg:y2="3.7cm">
          <text:p/>
        </draw:line>
        <draw:ellipse draw:style-name="gr5" draw:text-style-name="P3" draw:layer="layout" svg:width="2.4cm" svg:height="1.2cm" svg:x="1.9cm" svg:y="26cm">
          <text:p/>
        </draw:ellipse>
        <draw:ellipse draw:style-name="gr1" draw:text-style-name="P3" draw:layer="layout" svg:width="2.4cm" svg:height="1.2cm" svg:x="1.4cm" svg:y="24.1cm">
          <text:p text:style-name="P1"><text:span text:style-name="T1">Procutct</text:span></text:p>
          <text:p text:style-name="P1"><text:span text:style-name="T1"><text:s/></text:span><text:span text:style-name="T1">name</text:span></text:p>
        </draw:ellipse>
        <draw:ellipse draw:style-name="gr1" draw:text-style-name="P3" draw:layer="layout" svg:width="2cm" svg:height="1cm" svg:x="3.9cm" svg:y="27cm">
          <text:p text:style-name="P1"><text:span text:style-name="T1">Quantity</text:span></text:p>
        </draw:ellipse>
        <draw:ellipse draw:style-name="gr1" draw:text-style-name="P2" draw:layer="layout" svg:width="2.3cm" svg:height="1.1cm" svg:x="1.5cm" svg:y="22.7cm">
          <text:p text:style-name="P1"><text:span text:style-name="T2">Product id</text:span></text:p>
        </draw:ellipse>
        <draw:line draw:style-name="gr2" draw:text-style-name="P1" draw:layer="layout" svg:x1="12.8cm" svg:y1="5.2cm" svg:x2="14.9cm" svg:y2="5.2cm">
          <text:p/>
        </draw:line>
        <draw:line draw:style-name="gr2" draw:text-style-name="P1" draw:layer="layout" svg:x1="10.2cm" svg:y1="5.2cm" svg:x2="5.6cm" svg:y2="5.2cm">
          <text:p/>
        </draw:line>
        <draw:frame draw:style-name="gr6" draw:text-style-name="P7" draw:layer="layout" svg:width="0.739cm" svg:height="0.725cm" svg:x="6.061cm" svg:y="4.575cm">
          <draw:text-box>
            <text:p text:style-name="P6"><text:span text:style-name="T1">1</text:span></text:p>
          </draw:text-box>
        </draw:frame>
        <draw:ellipse draw:style-name="gr1" draw:text-style-name="P3" draw:layer="layout" svg:width="1.7cm" svg:height="1.1cm" svg:x="16cm" svg:y="2.7cm">
          <text:p text:style-name="P1"><text:span text:style-name="T1">Street</text:span></text:p>
        </draw:ellipse>
        <draw:frame draw:style-name="gr6" draw:text-style-name="P7" draw:layer="layout" svg:width="0.739cm" svg:height="0.725cm" svg:x="13.755cm" svg:y="8.7cm">
          <draw:text-box>
            <text:p text:style-name="P6"><text:span text:style-name="T1">1</text:span></text:p>
          </draw:text-box>
        </draw:frame>
        <draw:frame draw:style-name="gr6" draw:text-style-name="P7" draw:layer="layout" svg:width="0.739cm" svg:height="0.725cm" svg:x="13.961cm" svg:y="4.375cm">
          <draw:text-box>
            <text:p text:style-name="P6"><text:span text:style-name="T1">n</text:span></text:p>
          </draw:text-box>
        </draw:frame>
        <draw:ellipse draw:style-name="gr1" draw:text-style-name="P3" draw:layer="layout" svg:width="1.5cm" svg:height="0.9cm" svg:x="14.2cm" svg:y="3.2cm">
          <text:p text:style-name="P1"><text:span text:style-name="T1">City</text:span></text:p>
        </draw:ellipse>
        <draw:ellipse draw:style-name="gr1" draw:text-style-name="P3" draw:layer="layout" svg:width="1.9cm" svg:height="1.2cm" svg:x="17.7cm" svg:y="3.6cm">
          <text:p text:style-name="P1"><text:span text:style-name="T1">State</text:span></text:p>
        </draw:ellipse>
        <draw:ellipse draw:style-name="gr1" draw:text-style-name="P3" draw:layer="layout" svg:width="1.7cm" svg:height="1.2cm" svg:x="17.9cm" svg:y="5.1cm">
          <text:p text:style-name="P1"><text:span text:style-name="T1">Pin</text:span></text:p>
          <text:p text:style-name="P1"><text:span text:style-name="T1">Code</text:span></text:p>
        </draw:ellipse>
        <draw:line draw:style-name="gr2" draw:text-style-name="P1" draw:layer="layout" svg:x1="15.2cm" svg:y1="4.5cm" svg:x2="15.1cm" svg:y2="4cm">
          <text:p/>
        </draw:line>
        <draw:line draw:style-name="gr2" draw:text-style-name="P1" draw:layer="layout" svg:x1="16.5cm" svg:y1="4.6cm" svg:x2="16.7cm" svg:y2="3.8cm">
          <text:p/>
        </draw:line>
        <draw:line draw:style-name="gr2" draw:text-style-name="P1" draw:layer="layout" svg:x1="17.1cm" svg:y1="4.7cm" svg:x2="18cm" svg:y2="4.5cm">
          <text:p/>
        </draw:line>
        <draw:line draw:style-name="gr2" draw:text-style-name="P1" draw:layer="layout" svg:x1="17.2cm" svg:y1="5.3cm" svg:x2="18.2cm" svg:y2="5.5cm">
          <text:p/>
        </draw:line>
        <draw:frame draw:style-name="gr6" draw:text-style-name="P7" draw:layer="layout" svg:width="0.739cm" svg:height="0.725cm" svg:x="9.755cm" svg:y="8.575cm">
          <draw:text-box>
            <text:p text:style-name="P6"><text:span text:style-name="T1">1</text:span></text:p>
          </draw:text-box>
        </draw:frame>
        <draw:frame draw:style-name="gr6" draw:text-style-name="P7" draw:layer="layout" svg:width="0.739cm" svg:height="0.725cm" svg:x="4.461cm" svg:y="3.8cm">
          <draw:text-box>
            <text:p text:style-name="P6"><text:span text:style-name="T1">1</text:span></text:p>
          </draw:text-box>
        </draw:frame>
        <draw:ellipse draw:style-name="gr1" draw:text-style-name="P2" draw:layer="layout" svg:width="2.1cm" svg:height="1.1cm" svg:x="15.1cm" svg:y="6.2cm">
          <text:p text:style-name="P1"><text:span text:style-name="T2">AdressId</text:span></text:p>
        </draw:ellipse>
        <draw:line draw:style-name="gr2" draw:text-style-name="P1" draw:layer="layout" svg:x1="15.9cm" svg:y1="5.4cm" svg:x2="16cm" svg:y2="6.3cm">
          <text:p/>
        </draw:line>
        <draw:custom-shape draw:style-name="gr3" draw:text-style-name="P3" draw:layer="layout" svg:width="2.1cm" svg:height="1.6cm" svg:x="1.5cm" svg:y="10.9cm">
          <text:p text:style-name="P1"><text:span text:style-name="T1">Add</text:span></text:p>
          <text:p text:style-name="P1"><text:span text:style-name="T1">Item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3" draw:layer="layout" svg:width="2.4cm" svg:height="2.2cm" svg:x="7.3cm" svg:y="10.6cm">
          <text:p text:style-name="P1"><text:span text:style-name="T1">Update</text:span></text:p>
          <text:p text:style-name="P1"><text:span text:style-name="T1">Quantity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3" draw:layer="layout" svg:width="3.3cm" svg:height="1.8cm" svg:x="8.6cm" svg:y="23.5cm">
          <text:p text:style-name="P1"><text:span text:style-name="T1">Has </text:span></text:p>
          <text:p text:style-name="P1"><text:span text:style-name="T1">catergory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1" draw:layer="layout" svg:x1="5cm" svg:y1="27.1cm" svg:x2="5cm" svg:y2="24.9cm">
          <text:p/>
        </draw:line>
        <draw:line draw:style-name="gr2" draw:text-style-name="P1" draw:layer="layout" svg:x1="4.6cm" svg:y1="24.1cm" svg:x2="3.6cm" svg:y2="23.4cm">
          <text:p/>
        </draw:line>
        <draw:line draw:style-name="gr2" draw:text-style-name="P1" draw:layer="layout" svg:x1="4.3cm" svg:y1="24.4cm" svg:x2="3.4cm" svg:y2="24.6cm">
          <text:p/>
        </draw:line>
        <draw:line draw:style-name="gr2" draw:text-style-name="P1" draw:layer="layout" svg:x1="6.5cm" svg:y1="24.4cm" svg:x2="8.7cm" svg:y2="24.4cm">
          <text:p/>
        </draw:line>
        <draw:line draw:style-name="gr2" draw:text-style-name="P1" draw:layer="layout" svg:x1="11.9cm" svg:y1="24.4cm" svg:x2="14.1cm" svg:y2="24.4cm">
          <text:p/>
        </draw:line>
        <draw:ellipse draw:style-name="gr1" draw:text-style-name="P3" draw:layer="layout" svg:width="2.4cm" svg:height="1.2cm" svg:x="8.6cm" svg:y="25.8cm">
          <text:p text:style-name="P1"><text:span text:style-name="T1">Price</text:span></text:p>
        </draw:ellipse>
        <draw:rect draw:style-name="gr1" draw:text-style-name="P3" draw:layer="layout" svg:width="2.2cm" svg:height="0.9cm" svg:x="10.4cm" svg:y="12.9cm">
          <text:p text:style-name="P1"><text:span text:style-name="T1">Order</text:span></text:p>
        </draw:rect>
        <draw:rect draw:style-name="gr1" draw:text-style-name="P3" draw:layer="layout" svg:width="3.3cm" svg:height="1.6cm" svg:x="2.2cm" svg:y="14.4cm">
          <text:p text:style-name="P1"><text:span text:style-name="T1">Shopping</text:span></text:p>
          <text:p text:style-name="P1"><text:span text:style-name="T1">Cart</text:span></text:p>
        </draw:rect>
        <draw:rect draw:style-name="gr1" draw:text-style-name="P3" draw:layer="layout" svg:width="2.2cm" svg:height="0.9cm" svg:x="14.1cm" svg:y="24cm">
          <text:p text:style-name="P1"><text:span text:style-name="T1">Category</text:span></text:p>
        </draw:rect>
        <draw:ellipse draw:style-name="gr1" draw:text-style-name="P2" draw:layer="layout" svg:width="2.2cm" svg:height="1.4cm" svg:x="13.1cm" svg:y="21.6cm">
          <text:p text:style-name="P1"><text:span text:style-name="T2">Category</text:span></text:p>
          <text:p text:style-name="P1"><text:span text:style-name="T2">id</text:span></text:p>
        </draw:ellipse>
        <draw:line draw:style-name="gr2" draw:text-style-name="P1" draw:layer="layout" svg:x1="14.3cm" svg:y1="24.1cm" svg:x2="14.2cm" svg:y2="22.8cm">
          <text:p/>
        </draw:line>
        <draw:ellipse draw:style-name="gr1" draw:text-style-name="P3" draw:layer="layout" svg:width="2.4cm" svg:height="1.6cm" svg:x="12.7cm" svg:y="25.7cm">
          <text:p text:style-name="P1"><text:span text:style-name="T1"><text:s/></text:span><text:span text:style-name="T1">Parent </text:span></text:p>
          <text:p text:style-name="P1"><text:span text:style-name="T1">Category id</text:span></text:p>
        </draw:ellipse>
        <draw:line draw:style-name="gr2" draw:text-style-name="P1" draw:layer="layout" svg:x1="14.3cm" svg:y1="24.8cm" svg:x2="13.6cm" svg:y2="25.8cm">
          <text:p/>
        </draw:line>
        <draw:ellipse draw:style-name="gr1" draw:text-style-name="P3" draw:layer="layout" svg:width="1.8cm" svg:height="0.9cm" svg:x="2.2cm" svg:y="26.2cm">
          <text:p text:style-name="P1"><text:span text:style-name="T1">Images</text:span></text:p>
        </draw:ellipse>
        <draw:line draw:style-name="gr2" draw:text-style-name="P4" draw:layer="layout" svg:x1="3.6cm" svg:y1="26.1cm" svg:x2="4.4cm" svg:y2="24.8cm">
          <text:p/>
        </draw:line>
        <draw:line draw:style-name="gr2" draw:text-style-name="P4" draw:layer="layout" svg:x1="4.7cm" svg:y1="5.5cm" svg:x2="4.7cm" svg:y2="7.7cm">
          <text:p/>
        </draw:line>
        <draw:line draw:style-name="gr2" draw:text-style-name="P4" draw:layer="layout" svg:x1="6.3cm" svg:y1="9cm" svg:x2="2.6cm" svg:y2="9cm">
          <text:p/>
        </draw:line>
        <draw:line draw:style-name="gr2" draw:text-style-name="P4" draw:layer="layout" svg:x1="2.6cm" svg:y1="9cm" svg:x2="2.6cm" svg:y2="10.9cm">
          <text:p/>
        </draw:line>
        <draw:line draw:style-name="gr2" draw:text-style-name="P4" draw:layer="layout" svg:x1="6.3cm" svg:y1="9.4cm" svg:x2="5.4cm" svg:y2="9.4cm">
          <text:p/>
        </draw:line>
        <draw:line draw:style-name="gr2" draw:text-style-name="P4" draw:layer="layout" svg:x1="5.4cm" svg:y1="9.4cm" svg:x2="5.4cm" svg:y2="10.5cm">
          <text:p/>
        </draw:line>
        <draw:line draw:style-name="gr2" draw:text-style-name="P4" draw:layer="layout" svg:x1="8.5cm" svg:y1="9.5cm" svg:x2="8.5cm" svg:y2="10.6cm">
          <text:p/>
        </draw:line>
        <draw:line draw:style-name="gr2" draw:text-style-name="P4" draw:layer="layout" svg:x1="2.6cm" svg:y1="12.5cm" svg:x2="2.6cm" svg:y2="14.4cm">
          <text:p/>
        </draw:line>
        <draw:line draw:style-name="gr2" draw:text-style-name="P4" draw:layer="layout" svg:x1="5.4cm" svg:y1="12.7cm" svg:x2="5.4cm" svg:y2="14.4cm">
          <text:p/>
        </draw:line>
        <draw:line draw:style-name="gr2" draw:text-style-name="P4" draw:layer="layout" svg:x1="8.5cm" svg:y1="12.7cm" svg:x2="8.5cm" svg:y2="14.9cm">
          <text:p/>
        </draw:line>
        <draw:line draw:style-name="gr2" draw:text-style-name="P4" draw:layer="layout" svg:x1="8.5cm" svg:y1="14.9cm" svg:x2="5.4cm" svg:y2="14.9cm">
          <text:p/>
        </draw:line>
        <draw:frame draw:style-name="gr6" draw:text-style-name="P7" draw:layer="layout" svg:width="0.739cm" svg:height="0.725cm" svg:x="8.3cm" svg:y="13.675cm">
          <draw:text-box>
            <text:p text:style-name="P6"><text:span text:style-name="T1">n</text:span></text:p>
          </draw:text-box>
        </draw:frame>
        <draw:frame draw:style-name="gr6" draw:text-style-name="P7" draw:layer="layout" svg:width="0.739cm" svg:height="0.725cm" svg:x="5.161cm" svg:y="13.5cm">
          <draw:text-box>
            <text:p text:style-name="P6"><text:span text:style-name="T1">n</text:span></text:p>
          </draw:text-box>
        </draw:frame>
        <draw:frame draw:style-name="gr6" draw:text-style-name="P7" draw:layer="layout" svg:width="0.739cm" svg:height="0.725cm" svg:x="2.3cm" svg:y="13.375cm">
          <draw:text-box>
            <text:p text:style-name="P6"><text:span text:style-name="T1">n</text:span></text:p>
          </draw:text-box>
        </draw:frame>
        <draw:frame draw:style-name="gr6" draw:text-style-name="P7" draw:layer="layout" svg:width="0.739cm" svg:height="0.725cm" svg:x="3.761cm" svg:y="8cm">
          <draw:text-box>
            <text:p text:style-name="P6"><text:span text:style-name="T1">1</text:span></text:p>
          </draw:text-box>
        </draw:frame>
        <draw:frame draw:style-name="gr6" draw:text-style-name="P7" draw:layer="layout" svg:width="0.739cm" svg:height="0.725cm" svg:x="8.2cm" svg:y="9.675cm">
          <draw:text-box>
            <text:p text:style-name="P6"><text:span text:style-name="T1">1</text:span></text:p>
          </draw:text-box>
        </draw:frame>
        <draw:frame draw:style-name="gr6" draw:text-style-name="P7" draw:layer="layout" svg:width="0.739cm" svg:height="0.725cm" svg:x="5.061cm" svg:y="9.3cm">
          <draw:text-box>
            <text:p text:style-name="P6"><text:span text:style-name="T1">1</text:span></text:p>
          </draw:text-box>
        </draw:frame>
        <draw:frame draw:style-name="gr6" draw:text-style-name="P7" draw:layer="layout" svg:width="0.739cm" svg:height="0.725cm" svg:x="4.361cm" svg:y="8.4cm">
          <draw:text-box>
            <text:p text:style-name="P6"><text:span text:style-name="T1">1</text:span></text:p>
          </draw:text-box>
        </draw:frame>
        <draw:custom-shape draw:style-name="gr3" draw:text-style-name="P3" draw:layer="layout" svg:width="3.3cm" svg:height="1.8cm" svg:x="1.3cm" svg:y="19.2cm">
          <text:p text:style-name="P1"><text:span text:style-name="T1">Selec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3" draw:layer="layout" svg:width="3.3cm" svg:height="1.8cm" svg:x="8.4cm" svg:y="14.7cm">
          <text:p text:style-name="P1"><text:span text:style-name="T1">placeOrde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4" draw:layer="layout" svg:x1="1.4cm" svg:y1="8.4cm" svg:x2="6.3cm" svg:y2="8.4cm">
          <text:p/>
        </draw:line>
        <draw:line draw:style-name="gr2" draw:text-style-name="P4" draw:layer="layout" svg:x1="1.4cm" svg:y1="8.4cm" svg:x2="1.4cm" svg:y2="20cm">
          <text:p/>
        </draw:line>
        <draw:line draw:style-name="gr2" draw:text-style-name="P4" draw:layer="layout" svg:x1="5.5cm" svg:y1="15.6cm" svg:x2="8.6cm" svg:y2="15.6cm">
          <text:p/>
        </draw:line>
        <draw:line draw:style-name="gr2" draw:text-style-name="P4" draw:layer="layout" svg:x1="4.6cm" svg:y1="20.1cm" svg:x2="4.6cm" svg:y2="24.1cm">
          <text:p/>
        </draw:line>
        <draw:frame draw:style-name="gr6" draw:text-style-name="P7" draw:layer="layout" svg:width="0.739cm" svg:height="0.725cm" svg:x="4.261cm" svg:y="22.7cm">
          <draw:text-box>
            <text:p text:style-name="P6"><text:span text:style-name="T1">n</text:span></text:p>
          </draw:text-box>
        </draw:frame>
        <draw:frame draw:style-name="gr6" draw:text-style-name="P7" draw:layer="layout" svg:width="0.739cm" svg:height="0.725cm" svg:x="12.961cm" svg:y="23.875cm">
          <draw:text-box>
            <text:p text:style-name="P6"><text:span text:style-name="T1">n</text:span></text:p>
          </draw:text-box>
        </draw:frame>
        <draw:frame draw:style-name="gr6" draw:text-style-name="P7" draw:layer="layout" svg:width="0.739cm" svg:height="0.725cm" svg:x="6.7cm" svg:y="23.9cm">
          <draw:text-box>
            <text:p text:style-name="P6"><text:span text:style-name="T1">n</text:span></text:p>
          </draw:text-box>
        </draw:frame>
        <draw:line draw:style-name="gr2" draw:text-style-name="P4" draw:layer="layout" svg:x1="11.7cm" svg:y1="15.6cm" svg:x2="11.7cm" svg:y2="13.8cm">
          <text:p/>
        </draw:line>
        <draw:ellipse draw:style-name="gr1" draw:text-style-name="P3" draw:layer="layout" svg:width="2.4cm" svg:height="1.2cm" svg:x="7.1cm" svg:y="16.6cm">
          <text:p text:style-name="P1"><text:span text:style-name="T1">Price</text:span></text:p>
        </draw:ellipse>
        <draw:ellipse draw:style-name="gr1" draw:text-style-name="P3" draw:layer="layout" svg:width="2.4cm" svg:height="1.2cm" svg:x="4.8cm" svg:y="17.8cm">
          <text:p text:style-name="P1"><text:span text:style-name="T1">Quantity</text:span></text:p>
        </draw:ellipse>
        <draw:line draw:style-name="gr2" draw:text-style-name="P4" draw:layer="layout" svg:x1="5.4cm" svg:y1="15.9cm" svg:x2="7.2cm" svg:y2="16.9cm">
          <text:p/>
        </draw:line>
        <draw:line draw:style-name="gr2" draw:text-style-name="P4" draw:layer="layout" svg:x1="4.7cm" svg:y1="15.9cm" svg:x2="5.9cm" svg:y2="17.8cm">
          <text:p/>
        </draw:line>
        <draw:line draw:style-name="gr2" draw:text-style-name="P4" draw:layer="layout" svg:x1="4cm" svg:y1="16cm" svg:x2="3cm" svg:y2="17.3cm">
          <text:p/>
        </draw:line>
        <draw:ellipse draw:style-name="gr1" draw:text-style-name="P2" draw:layer="layout" svg:width="2cm" svg:height="1.4cm" svg:x="2cm" svg:y="17.2cm">
          <text:p text:style-name="P1"><text:span text:style-name="T2">Prouct Id</text:span></text:p>
        </draw:ellipse>
        <draw:line draw:style-name="gr2" draw:text-style-name="P4" draw:layer="layout" svg:x1="6.6cm" svg:y1="24.9cm" svg:x2="9.2cm" svg:y2="25.9cm">
          <text:p/>
        </draw:line>
        <draw:ellipse draw:style-name="gr1" draw:text-style-name="P3" draw:layer="layout" svg:width="2.2cm" svg:height="1.4cm" svg:x="13.1cm" svg:y="11.5cm">
          <text:p text:style-name="P1"><text:span text:style-name="T1">Order</text:span></text:p>
          <text:p text:style-name="P1"><text:span text:style-name="T1">Status</text:span></text:p>
        </draw:ellipse>
        <draw:ellipse draw:style-name="gr1" draw:text-style-name="P3" draw:layer="layout" svg:width="1.5cm" svg:height="1.2cm" svg:x="12cm" svg:y="10.4cm">
          <text:p text:style-name="P1"><text:span text:style-name="T1">Email</text:span></text:p>
        </draw:ellipse>
        <draw:ellipse draw:style-name="gr1" draw:text-style-name="P2" draw:layer="layout" svg:width="1.8cm" svg:height="1.2cm" svg:x="9.9cm" svg:y="10.8cm">
          <text:p text:style-name="P1"><text:span text:style-name="T2">OrderId</text:span></text:p>
        </draw:ellipse>
        <draw:line draw:style-name="gr2" draw:text-style-name="P4" draw:layer="layout" svg:x1="10.5cm" svg:y1="12.9cm" svg:x2="10.5cm" svg:y2="12cm">
          <text:p/>
        </draw:line>
        <draw:line draw:style-name="gr2" draw:text-style-name="P4" draw:layer="layout" svg:x1="11.3cm" svg:y1="13cm" svg:x2="12.4cm" svg:y2="11.5cm">
          <text:p/>
        </draw:line>
        <draw:line draw:style-name="gr2" draw:text-style-name="P4" draw:layer="layout" svg:x1="12.5cm" svg:y1="12.9cm" svg:x2="13.3cm" svg:y2="12.5cm">
          <text:p/>
        </draw:line>
        <draw:ellipse draw:style-name="gr1" draw:text-style-name="P3" draw:layer="layout" svg:width="2cm" svg:height="1.2cm" svg:x="13cm" svg:y="13.4cm">
          <text:p text:style-name="P1"><text:span text:style-name="T1">Order</text:span></text:p>
          <text:p text:style-name="P1"><text:span text:style-name="T1">Price</text:span></text:p>
        </draw:ellipse>
        <draw:line draw:style-name="gr2" draw:text-style-name="P4" draw:layer="layout" svg:x1="12.6cm" svg:y1="13.7cm" svg:x2="13.1cm" svg:y2="13.8cm">
          <text:p/>
        </draw:line>
        <draw:frame draw:style-name="gr6" draw:text-style-name="P7" draw:layer="layout" svg:width="0.739cm" svg:height="0.725cm" svg:x="11.4cm" svg:y="13.8cm">
          <draw:text-box>
            <text:p text:style-name="P6"><text:span text:style-name="T1">n</text:span></text:p>
          </draw:text-box>
        </draw:frame>
        <draw:frame draw:style-name="gr6" draw:text-style-name="P7" draw:layer="layout" svg:width="0.739cm" svg:height="0.725cm" svg:x="5.7cm" svg:y="15.175cm">
          <draw:text-box>
            <text:p text:style-name="P6"><text:span text:style-name="T1">1</text:span></text:p>
          </draw:text-box>
        </draw:frame>
        <draw:line draw:style-name="gr2" draw:text-style-name="P4" draw:layer="layout" svg:x1="1.3cm" svg:y1="21.3cm" svg:x2="19.5cm" svg:y2="21.3cm">
          <text:p/>
        </draw:line>
        <draw:line draw:style-name="gr2" draw:text-style-name="P4" draw:layer="layout" svg:x1="1.3cm" svg:y1="21.3cm" svg:x2="1.3cm" svg:y2="28.4cm">
          <text:p/>
        </draw:line>
        <draw:line draw:style-name="gr2" draw:text-style-name="P4" draw:layer="layout" svg:x1="1.3cm" svg:y1="28.4cm" svg:x2="19.5cm" svg:y2="28.4cm">
          <text:p/>
        </draw:line>
        <draw:line draw:style-name="gr2" draw:text-style-name="P4" draw:layer="layout" svg:x1="19.5cm" svg:y1="21.3cm" svg:x2="19.5cm" svg:y2="28.4cm">
          <text:p/>
        </draw:line>
        <draw:custom-shape draw:style-name="gr3" draw:text-style-name="P3" draw:layer="layout" svg:width="3.3cm" svg:height="1.8cm" svg:x="15.3cm" svg:y="14.1cm">
          <text:p text:style-name="P1"><text:span text:style-name="T1">Mange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4" draw:layer="layout" svg:x1="17cm" svg:y1="9.6cm" svg:x2="17cm" svg:y2="14.2cm">
          <text:p/>
        </draw:line>
        <draw:line draw:style-name="gr2" draw:text-style-name="P4" draw:layer="layout" svg:x1="16.9cm" svg:y1="15.9cm" svg:x2="16.9cm" svg:y2="21.3cm">
          <text:p/>
        </draw:line>
        <draw:frame draw:style-name="gr6" draw:text-style-name="P7" draw:layer="layout" svg:width="0.739cm" svg:height="0.725cm" svg:x="17.061cm" svg:y="10cm">
          <draw:text-box>
            <text:p text:style-name="P6"><text:span text:style-name="T1">1</text:span></text:p>
          </draw:text-box>
        </draw:frame>
        <draw:frame draw:style-name="gr6" draw:text-style-name="P7" draw:layer="layout" svg:width="0.739cm" svg:height="0.725cm" svg:x="16.661cm" svg:y="20cm">
          <draw:text-box>
            <text:p text:style-name="P6"><text:span text:style-name="T1">n</text:span></text:p>
          </draw:text-box>
        </draw:frame>
        <draw:line draw:style-name="gr2" draw:text-style-name="P4" draw:layer="layout" svg:x1="12.1cm" svg:y1="7.7cm" svg:x2="12.1cm" svg:y2="8.3cm">
          <text:p/>
        </draw:line>
        <draw:ellipse draw:style-name="gr1" draw:text-style-name="P8" draw:layer="layout" svg:width="2.1cm" svg:height="1.1cm" svg:x="12.1cm" svg:y="15.2cm">
          <text:p text:style-name="P1"><text:span text:style-name="T3">AdressId</text:span></text:p>
        </draw:ellipse>
        <draw:line draw:style-name="gr2" draw:text-style-name="P4" draw:layer="layout" svg:x1="12.1cm" svg:y1="13.8cm" svg:x2="12.6cm" svg:y2="15.3cm">
          <text:p/>
        </draw:line>
        <draw:ellipse draw:style-name="gr1" draw:text-style-name="P3" draw:layer="layout" svg:width="2.4cm" svg:height="1.6cm" svg:x="15.9cm" svg:y="26.1cm">
          <text:p text:style-name="P1"><text:span text:style-name="T1">Category</text:span></text:p>
          <text:p text:style-name="P1"><text:span text:style-name="T1">Name</text:span></text:p>
        </draw:ellipse>
        <draw:line draw:style-name="gr2" draw:text-style-name="P4" draw:layer="layout" svg:x1="15.9cm" svg:y1="24.9cm" svg:x2="16.7cm" svg:y2="26.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IN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ahul sharma</meta:initial-creator>
    <meta:creation-date>2018-08-15T15:53:18.12</meta:creation-date>
    <dc:date>2018-08-16T13:52:49.60</dc:date>
    <meta:editing-duration>PT2H43M21S</meta:editing-duration>
    <meta:editing-cycles>73</meta:editing-cycles>
    <meta:generator>OpenOffice/4.1.1$Win32 OpenOffice.org_project/411m6$Build-9775</meta:generator>
    <meta:document-statistic meta:object-count="124"/>
  </office:meta>
</office:document-meta>
</file>